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p 3: A Match 3 Mobile Game... That's NOT a Match 3 Mobile Game.</text:p>
      <text:p text:style-name="Standard"/>
      <text:p text:style-name="Standard">Hi [NAME],</text:p>
      <text:p text:style-name="Standard"/>
      <text:p text:style-name="Standard">First, thanks for taking the time to read this review request for Tap 3! Here's the 30-second elevator pitch: </text:p>
      <text:p text:style-name="Standard"/>
      <text:p text:style-name="P1">Tap 3: A Match 3 Game That's Not a Match 3 Game...</text:p>
      <text:list xml:id="list4222940069328145131" text:style-name="L1">
        <text:list-item>
          <text:p text:style-name="P2">Tap 3 is a mobile game about speed, accuracy, and maintaining focus</text:p>
        </text:list-item>
        <text:list-item>
          <text:p text:style-name="P2">There are 9 tiles each round. At least 3 match. Tap 3 matching tiles quickly to advance.</text:p>
        </text:list-item>
        <text:list-item>
          <text:p text:style-name="P2">4 game modes provide different levels of challenge, and the challenge is always increasing</text:p>
        </text:list-item>
        <text:list-item>
          <text:p text:style-name="P2">Random bonus items rewarded every 5 matches help spice things up when rounds get tricky</text:p>
        </text:list-item>
        <text:list-item>
          <text:p text:style-name="P2">Tap 3 is free, available now for iOS and Android, and calling your name... [NAME]</text:p>
        </text:list-item>
      </text:list>
      <text:p text:style-name="P1"/>
      <text:p text:style-name="P1">Check out the screenshots, or watch the trailer:</text:p>
      <text:p text:style-name="Standard">[link to trailer]</text:p>
      <text:p text:style-name="Standard">[link to screenshots]</text:p>
      <text:p text:style-name="Standard"/>
      <text:p text:style-name="P1">Tap 3 Gameplay</text:p>
      <text:p text:style-name="Standard">The idea is simple, but challenging. Every round starts with 9 tiles. Each tile has a specific shape, color, and drawing style. The game tells you which type of match to make. Find 3 matching tiles, and tap them to proceed to the next round. That may sound simple until you consider the rules of the 4 game modes:</text:p>
      <text:p text:style-name="Standard"/>
      <text:p text:style-name="Standard"><text:span text:style-name="T1">Classic: </text:span>Not for the faint of heart. You only have 3 seconds to make each match. Read the rule. Find the tiles. Make the match. Lose focus for even a split second, and you'll lose it all.</text:p>
      <text:p text:style-name="Standard"/>
      <text:p text:style-name="Standard"><text:span text:style-name="T1">Countdown:</text:span> The clock starts at 30 seconds, but every match adds more time. Rack up as much time as you can early on, because things get really tough, really fast. Crazy drawing styles and tricky color combinations await. You'll need all the time you can get.</text:p>
      <text:p text:style-name="Standard"/>
      <text:p text:style-name="Standard"><text:span text:style-name="T1">Memory:</text:span> Put your mind to the test. Memorize the tiles as fast as you can, because you can only tap the tiles <text:span text:style-name="T1">after they've disappeared</text:span>. Every 10 rounds provides a new wrinkle in the rules, so stay alert and be ready to adapt.</text:p>
      <text:p text:style-name="Standard"/>
      <text:p text:style-name="Standard"><text:span text:style-name="T1">100 Matches:</text:span> Finally, no timer! But, the faster you match, the higher your score. Unlike the other modes, 100 Matches ends after, you guessed it, 100 matches. If you want the highest score, you still need to match as fast as possible. But, if you want, you can take your time and relax or practice. We won't blame you.</text:p>
      <text:p text:style-name="Standard"/>
      <text:p text:style-name="Standard">Needless to say, Tap 3 provides a challenge. Random bonus items rewarded every 5 matches spice up your play-style and provide help for tricky matches. However, at the end of the day, only your thumbs, eyes, and brain are going to net you the highest scores.</text:p>
      <text:p text:style-name="Standard"/>
      <text:p text:style-name="P1">Sound like fun? Check it out, now</text:p>
      <text:p text:style-name="Standard">Tap 3 for iOS</text:p>
      <text:p text:style-name="Standard">Tap 3 for Android</text:p>
      <text:p text:style-name="Standard">[link to video]</text:p>
      <text:p text:style-name="Standard"><text:soft-page-break/>[link to screenshots]</text:p>
      <text:p text:style-name="Standard"/>
      <text:p text:style-name="P1">About the Developer</text:p>
      <text:p text:style-name="Standard">Tap 3 is the first mobile game release from <text:a xlink:type="simple" xlink:href="https://ooo-games.com/" text:style-name="Internet_20_link" text:visited-style-name="Visited_20_Internet_20_Link">Out of Orbit Games</text:a>, a fancy term that (roughly) translates to "Daniel Lowe made this on his couch." We all start somewhere...</text:p>
      <text:p text:style-name="Standard"/>
      <text:p text:style-name="P1">Get in Touch</text:p>
      <text:p text:style-name="Standard">If you have any questions about the game, feel free to ask away. I'm also open to any Q&amp;A or interviews. Whether you want tips to improve your score, info about the development process, or want to know what it's like making a mobile game solo-style, I'm happy to chat. </text:p>
      <text:p text:style-name="Standard"/>
      <text:p text:style-name="Standard">Cheers,</text:p>
      <text:p text:style-name="Standard">Daniel </text:p>
      <text:p text:style-name="Standard"/>
      <text:p text:style-name="Standard">Out of Orbit Games</text:p>
      <text:p text:style-name="Standard">ooo-games.com</text:p>
      <text:p text:style-name="Standard">support@ooo-gam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L. Lowe </meta:initial-creator>
    <meta:creation-date>2016-08-14T13:02:31.85</meta:creation-date>
    <dc:date>2016-08-15T01:35:33.85</dc:date>
    <dc:creator>Daniel L. Lowe </dc:creator>
    <meta:editing-duration>PT12H32M55S</meta:editing-duration>
    <meta:editing-cycles>15</meta:editing-cycles>
    <meta:generator>OpenOffice/4.1.2$Win32 OpenOffice.org_project/412m3$Build-9782</meta:generator>
    <meta:document-statistic meta:table-count="0" meta:image-count="0" meta:object-count="0" meta:page-count="2" meta:paragraph-count="33" meta:word-count="548" meta:character-count="2945"/>
  </office:meta>
</office:document-meta>
</file>